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table:style-name="ce6" office:value-type="string" calcext:value-type="string">
            <text:p>Storming Skyscraper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table:style-name="ce6"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Der Werehaus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15:47:35.51360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12-16T16:47:12.786768265</dc:date>
    <meta:editing-duration>P1DT21H46M17S</meta:editing-duration>
    <meta:editing-cycles>143</meta:editing-cycles>
    <meta:generator>LibreOffice/5.1.6.2$Linux_X86_64 LibreOffice_project/10m0$Build-2</meta:generator>
    <meta:document-statistic meta:table-count="2" meta:cell-count="152" meta:object-count="0"/>
  </office:meta>
</office:document-meta>
</file>